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5E0000005EAB6862D59EF3F3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, 'Times New Roman', Times, serif"/>
    <style:font-face style:name="Lohit Devanagari2" svg:font-family="'Lohit Devanagari'"/>
    <style:font-face style:name="monospace" svg:font-family="monospace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color="#0066b3" style:font-name="Chandas" fo:font-size="14pt" fo:font-style="normal" style:text-underline-style="none" fo:font-weight="bold" officeooo:rsid="0085819b" officeooo:paragraph-rsid="004fdf71" fo:background-color="transparent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bold" officeooo:rsid="001f4ebd" officeooo:paragraph-rsid="004fdf71" fo:background-color="#b2b2b2" style:font-size-asian="10.5pt" style:font-style-asian="normal" style:font-weight-asian="bold" style:font-size-complex="10.5pt" style:font-style-complex="normal" style:font-weight-complex="bold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bold" officeooo:rsid="00cc4c20" officeooo:paragraph-rsid="00cc4c20" fo:background-color="#b2b2b2" style:font-size-asian="10.5pt" style:font-style-asian="normal" style:font-weight-asian="bold" style:font-size-complex="10.5pt" style:font-style-complex="normal" style:font-weight-complex="bold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bold" officeooo:rsid="00b5bac4" officeooo:paragraph-rsid="00b5bac4" fo:background-color="#000000" style:font-size-asian="10.5pt" style:font-style-asian="normal" style:font-weight-asian="bold" style:font-size-complex="10.5pt" style:font-style-complex="normal" style:font-weight-complex="bold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bold" officeooo:rsid="00b61d1f" officeooo:paragraph-rsid="00b61d1f" fo:background-color="#000000" style:font-size-asian="10.5pt" style:font-style-asian="normal" style:font-weight-asian="bold" style:font-size-complex="10.5pt" style:font-style-complex="normal" style:font-weight-complex="bold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bold" officeooo:rsid="00b61d1f" officeooo:paragraph-rsid="00b61d1f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normal" officeooo:rsid="00c98169" officeooo:paragraph-rsid="00c98169" fo:background-color="#000000" style:font-size-asian="10.5pt" style:font-style-asian="normal" style:font-weight-asian="normal" style:font-size-complex="10.5pt" style:font-style-complex="normal" style:font-weight-complex="normal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normal" officeooo:rsid="00ca81d8" officeooo:paragraph-rsid="00c98169" fo:background-color="#000000" style:font-size-asian="10.5pt" style:font-style-asian="normal" style:font-weight-asian="normal" style:font-size-complex="10.5pt" style:font-style-complex="normal" style:font-weight-complex="normal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normal" officeooo:rsid="00cca285" officeooo:paragraph-rsid="00cca285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normal" officeooo:rsid="00cf157d" officeooo:paragraph-rsid="00cf157d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normal" officeooo:rsid="00d16012" officeooo:paragraph-rsid="00d16012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222222" style:font-name="Lato" fo:font-size="10.5pt" fo:letter-spacing="normal" fo:font-style="normal" fo:font-weight="bold" officeooo:paragraph-rsid="00b99c6f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252525" style:font-name="Lato" fo:font-size="10.5pt" fo:letter-spacing="normal" fo:font-style="normal" style:text-underline-style="none" fo:font-weight="normal" officeooo:rsid="0060a69c" officeooo:paragraph-rsid="004fdf71" style:font-size-asian="10.5pt" style:font-weight-asian="normal" style:font-size-complex="10.5pt" style:font-weight-complex="normal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252525" style:font-name="Lato" fo:font-size="10.5pt" fo:letter-spacing="normal" fo:font-style="normal" style:text-underline-style="none" fo:font-weight="normal" officeooo:rsid="00b61d1f" officeooo:paragraph-rsid="00b61d1f" style:font-size-asian="10.5pt" style:font-weight-asian="normal" style:font-size-complex="10.5pt" style:font-weight-complex="normal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Lato" officeooo:paragraph-rsid="00b99c6f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Lato" officeooo:paragraph-rsid="00b9f5ac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Lato" fo:font-weight="normal" officeooo:rsid="00b99c6f" officeooo:paragraph-rsid="00b99c6f" style:font-weight-asian="normal" style:font-weight-complex="normal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font-name="Lato" officeooo:paragraph-rsid="00bc8d7e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Lato" officeooo:paragraph-rsid="00c2a61b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Lato" officeooo:paragraph-rsid="00bda3ef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Lato" officeooo:rsid="00bc8d7e" officeooo:paragraph-rsid="00bc8d7e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font-name="Lato" officeooo:rsid="00c072a4" officeooo:paragraph-rsid="00c072a4"/>
    </style:style>
    <style:style style:name="P24" style:family="paragraph" style:parent-style-name="Standard">
      <style:paragraph-properties fo:margin-left="0in" fo:margin-right="0in" fo:text-indent="0in" style:auto-text-indent="false"/>
      <style:text-properties style:font-name="Lato" officeooo:rsid="00c072a4" officeooo:paragraph-rsid="00c8b1e5"/>
    </style:style>
    <style:style style:name="P25" style:family="paragraph" style:parent-style-name="Standard">
      <style:paragraph-properties fo:margin-left="0in" fo:margin-right="0in" fo:text-indent="0in" style:auto-text-indent="false"/>
      <style:text-properties style:font-name="Lato" fo:font-size="10.5pt" fo:font-style="normal" style:text-underline-style="none" officeooo:rsid="001f4ebd" officeooo:paragraph-rsid="004fdf71" fo:background-color="#ffffff" style:font-size-asian="10.5pt" style:font-style-asian="normal" style:font-size-complex="10.5pt" style:font-style-complex="normal"/>
    </style:style>
    <style:style style:name="P26" style:family="paragraph" style:parent-style-name="Standard">
      <style:paragraph-properties fo:margin-left="0in" fo:margin-right="0in" fo:text-indent="0in" style:auto-text-indent="false" style:shadow="none">
        <style:tab-stops/>
      </style:paragraph-properties>
      <style:text-properties fo:color="#111111" style:font-name="DejaVu Sans" fo:font-size="8pt" fo:font-style="normal" style:text-underline-style="none" fo:font-weight="normal" officeooo:rsid="00659a4b" officeooo:paragraph-rsid="006780f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Standard" style:master-page-name="">
      <style:paragraph-properties fo:margin-left="0in" fo:margin-right="0in" fo:text-indent="0in" style:auto-text-indent="false" style:page-number="auto" style:shadow="none">
        <style:tab-stops/>
      </style:paragraph-properties>
      <style:text-properties officeooo:paragraph-rsid="00659a4b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62b68b" style:font-size-asian="11pt" style:font-size-complex="11pt"/>
    </style:style>
    <style:style style:name="T3" style:family="text">
      <style:text-properties fo:font-size="11pt" officeooo:rsid="00b32b4f" style:font-size-asian="11pt" style:font-size-complex="11pt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variant="normal" fo:text-transform="none" style:use-window-font-color="true" fo:font-size="10.5pt" fo:letter-spacing="normal" fo:font-style="normal" style:text-underline-style="none" fo:background-color="transparent" loext:char-shading-value="0" style:font-size-asian="10.5pt" style:font-style-asian="normal" style:font-size-complex="10.5pt" style:font-style-complex="normal"/>
    </style:style>
    <style:style style:name="T6" style:family="text">
      <style:text-properties fo:font-variant="normal" fo:text-transform="none" style:use-window-font-color="true" fo:font-size="10.5pt" fo:letter-spacing="normal" fo:font-style="normal" style:text-underline-style="none" officeooo:rsid="00c23489" fo:background-color="transparent" loext:char-shading-value="0" style:font-size-asian="10.5pt" style:font-style-asian="normal" style:font-size-complex="10.5pt" style:font-style-complex="normal"/>
    </style:style>
    <style:style style:name="T7" style:family="text">
      <style:text-properties fo:font-variant="normal" fo:text-transform="none" style:use-window-font-color="true" fo:font-size="10.5pt" fo:letter-spacing="normal" fo:font-style="normal" style:text-underline-style="none" officeooo:rsid="00bda3ef" fo:background-color="transparent" loext:char-shading-value="0" style:font-size-asian="10.5pt" style:font-style-asian="normal" style:font-size-complex="10.5pt" style:font-style-complex="normal"/>
    </style:style>
    <style:style style:name="T8" style:family="text">
      <style:text-properties fo:font-variant="normal" fo:text-transform="none" style:use-window-font-color="true" fo:font-size="10.5pt" fo:letter-spacing="normal" fo:font-style="normal" style:text-underline-style="none" fo:font-weight="normal" officeooo:rsid="00b99c6f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9" style:family="text">
      <style:text-properties fo:font-variant="normal" fo:text-transform="none" style:use-window-font-color="true" fo:font-size="10.5pt" fo:letter-spacing="normal" fo:font-style="normal" style:text-underline-style="none" fo:font-weight="normal" officeooo:rsid="00b9f5ac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10" style:family="text">
      <style:text-properties fo:color="#666666" fo:font-size="11pt" style:font-size-asian="11pt" style:font-size-complex="11pt"/>
    </style:style>
    <style:style style:name="T11" style:family="text">
      <style:text-properties fo:color="#666666" fo:font-size="11pt" officeooo:rsid="00b32b4f" style:font-size-asian="11pt" style:font-size-complex="11pt"/>
    </style:style>
    <style:style style:name="T12" style:family="text">
      <style:text-properties fo:color="#666666" fo:font-weight="bold" style:font-weight-asian="bold" style:font-weight-complex="bold"/>
    </style:style>
    <style:style style:name="T13" style:family="text">
      <style:text-properties style:text-underline-style="none" officeooo:rsid="005e1386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use-window-font-color="true" fo:font-size="10.5pt" fo:font-style="normal" style:text-underline-style="none" fo:font-weight="bold" officeooo:rsid="00b61d1f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16" style:family="text">
      <style:text-properties style:use-window-font-color="true" fo:font-size="10.5pt" fo:font-style="normal" style:text-underline-style="none" fo:font-weight="bold" officeooo:rsid="00b99c6f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17" style:family="text">
      <style:text-properties style:use-window-font-color="true" fo:font-size="10.5pt" fo:font-style="normal" style:text-underline-style="none" fo:font-weight="bold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18" style:family="text">
      <style:text-properties style:use-window-font-color="true" fo:font-size="10.5pt" fo:font-style="normal" style:text-underline-style="none" fo:font-weight="bold" officeooo:rsid="00bf4a72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19" style:family="text">
      <style:text-properties style:use-window-font-color="true" fo:font-size="10.5pt" fo:font-style="normal" style:text-underline-style="none" fo:font-weight="normal" officeooo:rsid="00b99c6f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20" style:family="text">
      <style:text-properties style:use-window-font-color="true" fo:font-size="10.5pt" fo:font-style="normal" style:text-underline-style="none" fo:font-weight="normal" officeooo:rsid="00bf45c8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21" style:family="text">
      <style:text-properties style:use-window-font-color="true" fo:font-size="10.5pt" fo:font-style="normal" style:text-underline-style="none" fo:font-weight="normal" officeooo:rsid="00b9f5ac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22" style:family="text">
      <style:text-properties style:use-window-font-color="true" fo:font-size="10.5pt" fo:font-style="normal" style:text-underline-style="none" fo:font-weight="normal" officeooo:rsid="00bc8d7e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23" style:family="text">
      <style:text-properties style:use-window-font-color="true" fo:font-size="10.5pt" fo:font-style="normal" style:text-underline-style="none" fo:font-weight="normal" officeooo:rsid="00bea633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24" style:family="text">
      <style:text-properties style:use-window-font-color="true" fo:font-size="10.5pt" fo:font-style="normal" style:text-underline-style="none" fo:font-weight="normal" officeooo:rsid="00bd7d00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25" style:family="text">
      <style:text-properties style:use-window-font-color="true" fo:font-size="10.5pt" fo:font-style="normal" style:text-underline-style="none" fo:font-weight="normal" officeooo:rsid="00bd2fc5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26" style:family="text">
      <style:text-properties style:use-window-font-color="true" fo:font-size="10.5pt" fo:font-style="normal" style:text-underline-style="none" fo:font-weight="normal" officeooo:rsid="00bf4a72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27" style:family="text">
      <style:text-properties style:use-window-font-color="true" fo:font-size="10.5pt" fo:font-style="normal" style:text-underline-style="none" fo:font-weight="normal" officeooo:rsid="00b89bf9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28" style:family="text">
      <style:text-properties style:use-window-font-color="true" fo:font-size="10.5pt" fo:font-style="normal" style:text-underline-style="none" fo:font-weight="normal" officeooo:rsid="00bda3ef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29" style:family="text">
      <style:text-properties style:use-window-font-color="true" fo:font-size="10.5pt" fo:font-style="normal" style:text-underline-style="none" fo:font-weight="normal" officeooo:rsid="00bedd73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30" style:family="text">
      <style:text-properties style:use-window-font-color="true" fo:font-size="10.5pt" fo:font-style="normal" style:text-underline-style="none" fo:font-weight="normal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31" style:family="text">
      <style:text-properties style:use-window-font-color="true" fo:font-size="10.5pt" fo:font-style="normal" style:text-underline-style="none" fo:font-weight="normal" officeooo:rsid="00bdd0cb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32" style:family="text">
      <style:text-properties style:use-window-font-color="true" fo:font-size="10.5pt" fo:font-style="normal" style:text-underline-style="none" fo:font-weight="normal" officeooo:rsid="00c47937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33" style:family="text">
      <style:text-properties style:use-window-font-color="true" fo:font-size="10.5pt" fo:font-style="normal" style:text-underline-style="none" fo:font-weight="normal" officeooo:rsid="00c23489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34" style:family="text">
      <style:text-properties style:use-window-font-color="true" fo:font-size="10.5pt" fo:font-style="normal" style:text-underline-style="none" fo:font-weight="normal" officeooo:rsid="00c8b1e5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35" style:family="text">
      <style:text-properties style:use-window-font-color="true" fo:font-size="10.5pt" fo:font-style="normal" style:text-underline-style="none" fo:font-weight="normal" officeooo:rsid="00c72d2e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36" style:family="text">
      <style:text-properties style:use-window-font-color="true" fo:font-size="10.5pt" fo:font-style="normal" style:text-underline-style="none" fo:background-color="transparent" loext:char-shading-value="0" style:font-size-asian="10.5pt" style:font-style-asian="normal" style:font-size-complex="10.5pt" style:font-style-complex="normal"/>
    </style:style>
    <style:style style:name="T37" style:family="text">
      <style:text-properties style:use-window-font-color="true" fo:font-size="10.5pt" fo:font-style="normal" style:text-underline-style="none" officeooo:rsid="00bd2fc5" fo:background-color="transparent" loext:char-shading-value="0" style:font-size-asian="10.5pt" style:font-style-asian="normal" style:font-size-complex="10.5pt" style:font-style-complex="normal"/>
    </style:style>
    <style:style style:name="T38" style:family="text">
      <style:text-properties style:use-window-font-color="true" fo:font-size="10.5pt" fo:font-style="normal" style:text-underline-style="none" officeooo:rsid="00ba81ed" fo:background-color="transparent" loext:char-shading-value="0" style:font-size-asian="10.5pt" style:font-style-asian="normal" style:font-size-complex="10.5pt" style:font-style-complex="normal"/>
    </style:style>
    <style:style style:name="T39" style:family="text">
      <style:text-properties style:use-window-font-color="true" fo:font-size="10.5pt" fo:font-style="normal" style:text-underline-style="none" officeooo:rsid="00bc8d7e" fo:background-color="transparent" loext:char-shading-value="0" style:font-size-asian="10.5pt" style:font-style-asian="normal" style:font-size-complex="10.5pt" style:font-style-complex="normal"/>
    </style:style>
    <style:style style:name="T40" style:family="text">
      <style:text-properties style:use-window-font-color="true" fo:font-size="10.5pt" fo:font-style="italic" style:text-underline-style="none" fo:font-weight="bold" officeooo:rsid="00bf4a72" fo:background-color="transparent" loext:char-shading-value="0" style:font-size-asian="10.5pt" style:font-style-asian="italic" style:font-weight-asian="bold" style:font-size-complex="10.5pt" style:font-style-complex="italic" style:font-weight-complex="bold"/>
    </style:style>
    <style:style style:name="T41" style:family="text">
      <style:text-properties style:use-window-font-color="true" style:text-underline-style="none" officeooo:rsid="00b99c6f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42" style:family="text">
      <style:text-properties fo:color="#111111" style:font-name="DejaVu Sans" fo:font-size="8pt" fo:font-style="normal" style:text-underline-style="none" fo:font-weight="normal" officeooo:rsid="00659a4b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43" style:family="text">
      <style:text-properties officeooo:rsid="00b5bac4" fo:background-color="#ffffff"/>
    </style:style>
    <style:style style:name="T44" style:family="text">
      <style:text-properties fo:background-color="#ffffff"/>
    </style:style>
    <style:style style:name="T45" style:family="text">
      <style:text-properties fo:background-color="transparent" loext:char-shading-value="0"/>
    </style:style>
    <style:style style:name="T46" style:family="text">
      <style:text-properties officeooo:rsid="00c98169" fo:background-color="transparent" loext:char-shading-value="0"/>
    </style:style>
    <style:style style:name="T47" style:family="text">
      <style:text-properties officeooo:rsid="00ca81d8" fo:background-color="transparent" loext:char-shading-value="0"/>
    </style:style>
    <style:style style:name="T48" style:family="text">
      <style:text-properties officeooo:rsid="00cb6ddd" fo:background-color="transparent" loext:char-shading-value="0"/>
    </style:style>
    <style:style style:name="T49" style:family="text">
      <style:text-properties officeooo:rsid="00cbccf5" fo:background-color="transparent" loext:char-shading-value="0"/>
    </style:style>
    <style:style style:name="T50" style:family="text">
      <style:text-properties officeooo:rsid="00cc15db" fo:background-color="transparent" loext:char-shading-value="0"/>
    </style:style>
    <style:style style:name="T51" style:family="text">
      <style:text-properties officeooo:rsid="00cc7cb4"/>
    </style:style>
    <style:style style:name="T52" style:family="text">
      <style:text-properties fo:color="#1c1c1c" fo:font-weight="bold" style:font-weight-asian="bold" style:font-weight-complex="bold"/>
    </style:style>
    <style:style style:name="T53" style:family="text">
      <style:text-properties fo:color="#1c1c1c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1">IOANNA PAPAGIANNI</text:span><text:span text:style-name="T10"> 2790</text:span><text:span text:style-name="T4"> </text:span><text:s text:c="2"/></text:p>
      <text:p text:style-name="P27"><text:span text:style-name="T42"/></text:p>
      <text:p text:style-name="P26"/>
      <text:p text:style-name="P3"><text:span text:style-name="T44"><text:s/></text:span><text:span text:style-name="T43">QUESTION</text:span><text:span text:style-name="T44"> 1 </text:span></text:p>
      <text:p text:style-name="P4"><text:span text:style-name="T44"/></text:p>
      <text:p text:style-name="P5"><text:span text:style-name="T45">A1. <text:s/></text:span><text:span text:style-name="T46">RESERVOIR ALGORITHM DESCRIPTION:</text:span></text:p>
      <text:p text:style-name="P5"><text:span text:style-name="T46"/></text:p>
      <text:p text:style-name="P8"><text:span text:style-name="T47"><text:tab/>In order to sample K items from an unknown number of N elements, it is inefficient to keep all data in memory (space complexity O(N)) and then run an algorithm to </text:span><text:span text:style-name="T49">uniformly</text:span><text:span text:style-name="T47"> choose K of them with probability K/N.</text:span></text:p>
      <text:p text:style-name="P9"><text:span text:style-name="T45"><text:tab/>The idea, is </text:span><text:span text:style-name="T48">to incrementally process the data as they come through streams, </text:span><text:span text:style-name="T49">in our case,</text:span><text:span text:style-name="T48"> </text:span><text:span text:style-name="T49">reading line by line, </text:span><text:span text:style-name="T50">so that</text:span><text:span text:style-name="T49"> everytime </text:span><text:span text:style-name="T50">we can calculate its probability of being chosen. </text:span></text:p>
      <text:p text:style-name="P9"><text:span text:style-name="T50"><text:tab/></text:span></text:p>
      <text:p text:style-name="P16"><text:span text:style-name="T15">A2. </text:span><text:span text:style-name="T16">PROOF WITH INDUCTION</text:span></text:p>
      <text:p text:style-name="P16"><text:span text:style-name="T16"/></text:p>
      <text:p text:style-name="P17"><text:span text:style-name="T19">We have:<text:tab/>1 </text:span><text:span text:style-name="T5">≤ </text:span><text:span text:style-name="T6">i</text:span><text:span text:style-name="T19"> </text:span><text:span text:style-name="T8">≤ </text:span><text:span text:style-name="T19">N</text:span><text:span text:style-name="T20"> and </text:span><text:span text:style-name="T21">K </text:span><text:span text:style-name="T9">≥</text:span><text:span text:style-name="T21"> 1</text:span></text:p>
      <text:p text:style-name="P18"><text:span text:style-name="T17">Base case</text:span><text:span text:style-name="T36">:<text:tab/></text:span><text:span text:style-name="T37">i = </text:span><text:span text:style-name="T36">N = 1 and </text:span><text:span text:style-name="T38">K = 1 </text:span><text:span text:style-name="T39">then:</text:span></text:p>
      <text:p text:style-name="P19"><text:span text:style-name="T22"><text:tab/>K/</text:span><text:span text:style-name="T23">N </text:span><text:span text:style-name="T22">= 1 (100% probability </text:span><text:span text:style-name="T24">of</text:span><text:span text:style-name="T22"> be</text:span><text:span text:style-name="T24">ing</text:span><text:span text:style-name="T22"> chosen).</text:span></text:p>
      <text:p text:style-name="P20"><text:span text:style-name="T19"><text:tab/>W</text:span><text:span text:style-name="T25">hile K </text:span><text:span text:style-name="T7">≥</text:span><text:span text:style-name="T25"> i, </text:span><text:span text:style-name="T26">the probability is: </text:span><text:span text:style-name="T18">min(1, K/N)</text:span><text:span text:style-name="T40"> </text:span><text:span text:style-name="T26">(</text:span><text:span text:style-name="T25">items have 100% probability </text:span><text:span text:style-name="T24">of</text:span><text:span text:style-name="T25"> <text:tab/>be</text:span><text:span text:style-name="T24">ing</text:span><text:span text:style-name="T25"> chosen</text:span><text:span text:style-name="T26">)</text:span><text:span text:style-name="T25">.</text:span></text:p>
      <text:p text:style-name="P13"><text:span text:style-name="T41">induction step:</text:span></text:p>
      <text:p text:style-name="P21"><text:span text:style-name="T27"><text:tab/></text:span><text:span text:style-name="T28">When K &lt; i, l</text:span><text:span text:style-name="T27">et’s suppose that the probability of choosing any </text:span><text:span text:style-name="T28">i-st item</text:span><text:span text:style-name="T27"> is <text:tab/>equal</text:span><text:span text:style-name="T22"> to</text:span><text:span text:style-name="T27"> K/</text:span><text:span text:style-name="T29">i</text:span><text:span text:style-name="T27">.</text:span></text:p>
      <text:p text:style-name="P22"><text:span text:style-name="T27"><text:tab/>T</text:span><text:span text:style-name="T30">he probability of the i</text:span><text:span text:style-name="T29">+1</text:span><text:span text:style-name="T30"> item </text:span><text:span text:style-name="T31">being</text:span><text:span text:style-name="T30"> picked is K / (i+1).</text:span></text:p>
      <text:p text:style-name="P23"><text:span text:style-name="T30"><text:tab/>The probability of </text:span><text:span text:style-name="T32">picking</text:span><text:span text:style-name="T30"> </text:span><text:span text:style-name="T32">a previous i-</text:span><text:span text:style-name="T30">item was K/i, </text:span><text:span text:style-name="T33">and the probability of </text:span><text:span text:style-name="T32">it <text:tab/></text:span><text:span text:style-name="T33">staying that way is i / (i+1).</text:span></text:p>
      <text:p text:style-name="P24"><text:span text:style-name="T33"><text:tab/></text:span><text:span text:style-name="T32">(K/i) * (i / (i+1)) = K / (i+1). </text:span></text:p>
      <text:p text:style-name="P24"><text:span text:style-name="T32"><text:tab/></text:span><text:span text:style-name="T34">We proved that</text:span><text:span text:style-name="T32"> </text:span><text:span text:style-name="T34">e</text:span><text:span text:style-name="T35">ach of the i+1 items now, have </text:span><text:span text:style-name="T32">K / (i+1) </text:span><text:span text:style-name="T35">probability of being <text:tab/>selected </text:span><text:span text:style-name="T34">and consequently, when i reaches N the probability is K/N. </text:span></text:p>
      <text:p text:style-name="P7"/>
      <text:p text:style-name="P7"/>
      <text:p text:style-name="P7">A3. <text:span text:style-name="T51">CODE INSTRUCTIONS, STRUCTURE AND RESULTS </text:span></text:p>
      <text:p text:style-name="P7"/>
      <text:p text:style-name="P10">This algorithm is implemented in Python3 and runs with the following command line format in Terminal: <text:span text:style-name="T52">python3 reservoir.py</text:span><text:span text:style-name="T12"> </text:span><text:span text:style-name="T14">sample_number_K </text:span><text:span text:style-name="T53">&lt;</text:span><text:span text:style-name="T14"> input_file.txt</text:span></text:p>
      <text:p text:style-name="P10"><text:span text:style-name="T14"/></text:p>
      <text:p text:style-name="P10"><text:span text:style-name="T14">sample_number_K:</text:span> <text:tab/>any positive integer number</text:p>
      <text:p text:style-name="P10"><text:span text:style-name="T14">input_file.txt: <text:tab/><text:tab/></text:span>any .txt file.txt</text:p>
      <text:p text:style-name="P11"/>
      <text:p text:style-name="P11">Where bold letters, standard format.</text:p>
      <text:p text:style-name="P12"/>
      <text:p text:style-name="P12">Note that, it is necessary for the files to be in the same exact folder, and run the above Terminal commands in that exact folder.</text:p>
      <text:p text:style-name="P6"><text:span text:style-name="T45">B.</text:span></text:p>
      <text:p text:style-name="P25"/>
      <text:p text:style-name="P14"><text:span text:style-name="T13"/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, 'Times New Roman', Times, serif"/>
    <style:font-face style:name="Lohit Devanagari2" svg:font-family="'Lohit Devanagari'"/>
    <style:font-face style:name="monospace" svg:font-family="monospace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MT1" style:family="text">
      <style:text-properties fo:font-size="11pt" style:font-size-asian="11pt" style:font-size-complex="11pt"/>
    </style:style>
    <style:style style:name="MT2" style:family="text">
      <style:text-properties fo:font-size="11pt" officeooo:rsid="00b32b4f" style:font-size-asian="11pt" style:font-size-complex="11pt"/>
    </style:style>
    <style:style style:name="MT3" style:family="text">
      <style:text-properties fo:font-size="11pt" officeooo:rsid="0062b68b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602in" fo:margin-left="0in" fo:margin-right="0in" fo:margin-bottom="0.1201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SSIGNMENT 1 <text:s text:c="53"/></text:span><text:span text:style-name="MT2">DATA MINING</text:span><text:span text:style-name="MT3"> <text:s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9T15:17:48.037321897</dc:date>
    <meta:editing-duration>PT7H12M38S</meta:editing-duration>
    <meta:editing-cycles>180</meta:editing-cycles>
    <meta:generator>LibreOffice/6.0.7.3$Linux_X86_64 LibreOffice_project/00m0$Build-3</meta:generator>
    <meta:document-statistic meta:table-count="0" meta:image-count="0" meta:object-count="0" meta:page-count="1" meta:paragraph-count="25" meta:word-count="290" meta:character-count="1679" meta:non-whitespace-character-count="1331"/>
  </office:meta>
</office:document-meta>
</file>